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officeooo:rsid="00130e1d"/>
    </style:style>
    <style:style style:name="T2" style:family="text">
      <style:text-properties officeooo:rsid="001511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m, na czym opiera się działalność jednostki administracji publicznej, są dane. <text:line-break/>Ich bezpieczeństwo, przejrzystość, łatwy dostęp i sprawny przepływ stanowią podstawę funkcjonowania każdego urzędu. Wychodzimy naprzeciw tym potrzebom, dostarczając kompleksowe systemy administracji elektronicznej. Dzięki współpracy programistów GIS i projektantów dbających o jak najlepsze doświadczenie użytkownika tworzymy aplikacje i platformy wspierające codzienne zadania i obsługę interesantów. </text:p>
      <text:p text:style-name="Standard"><text:line-break/>Specjalizujemy się w cyfryzacji Planów <text:span text:style-name="T2">Miejscowych</text:span>, dostarczając rozwiązania dla gmin w ramach dyrektywy INSPIRE. Gotowe do wdrożenia, proste w obsłudze i dostosowane do trybu pracy danego samorządu, nasze aplikacje spełniają wszystkie aktualne normy prawne. Składają się z modułów odpowiadających kluczowym funkcjom jednostki. Dzięki możliwości integracji z platformami centralnymi i uruchomienia e-usług dla <text:span text:style-name="T1">mieszkańców</text:span>, otwierają możliwość wielokanałowego przepływu danych.</text:p>
      <text:p text:style-name="Standard"><text:line-break/>Produktom GIAP zaufało już wiele samorządów (m.in. Miasto Częstochowa, Gmina Nowy Targ, Gmina Bogatynia). Stale doskonaląc swoje usługi, aktywnie współpracujemy z Wydziałem Nauk o Ziemi i Gospodarki Przestrzennej UMC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language="pl" fo:country="P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editing-cycles>5</meta:editing-cycles>
    <meta:creation-date>2017-06-26T16:22:00</meta:creation-date>
    <dc:date>2017-06-27T09:59:58.634000000</dc:date>
    <meta:editing-duration>PT1H40M50S</meta:editing-duration>
    <meta:generator>LibreOffice/5.3.3.2$Windows_x86 LibreOffice_project/3d9a8b4b4e538a85e0782bd6c2d430bafe583448</meta:generator>
    <meta:document-statistic meta:table-count="0" meta:image-count="0" meta:object-count="0" meta:page-count="1" meta:paragraph-count="3" meta:word-count="142" meta:character-count="1181" meta:non-whitespace-character-count="1037"/>
    <meta:user-defined meta:name="AppVersion">14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